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</text:p>
      <text:p text:style-name="Standard"/>
      <text:p text:style-name="Standard">Get site up on sub-domain, give Richard admin account, once he's happy with the basic functionality, launch then consider branding. Google docs.</text:p>
      <text:p text:style-name="Standard"/>
      <text:p text:style-name="Standard">Articles with video embedding, technology and games reviews</text:p>
      <text:p text:style-name="Standard"/>
      <text:p text:style-name="Standard">Forums – hidden section, moderators assigned</text:p>
      <text:p text:style-name="Standard"/>
      <text:p text:style-name="Standard">Advertising, review ideas, google ads</text:p>
      <text:p text:style-name="Standard"/>
      <text:p text:style-name="Standard">Social media from launch, twitter focus.</text:p>
      <text:p text:style-name="P1"/>
      <text:p text:style-name="Standard"/>
      <text:p text:style-name="Standard">Nokia lumia 800/900</text:p>
      <text:p text:style-name="Standard"/>
      <text:p text:style-name="Standard">Samsung d8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urtney Adesile</meta:initial-creator>
    <meta:creation-date>2012-01-22T13:08:52.40</meta:creation-date>
    <dc:date>2012-01-22T14:24:27</dc:date>
    <dc:creator>Courtney Adesile</dc:creator>
    <meta:editing-duration>PT00H45M04S</meta:editing-duration>
    <meta:editing-cycles>9</meta:editing-cycles>
    <meta:generator>OpenOffice.org/3.2$Win32 OpenOffice.org_project/320m12$Build-9483</meta:generator>
    <meta:document-statistic meta:table-count="0" meta:image-count="0" meta:object-count="0" meta:page-count="1" meta:paragraph-count="8" meta:word-count="53" meta:character-count="359"/>
  </office:meta>
</office:document-meta>
</file>